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66f2" officeooo:paragraph-rsid="000066f2"/>
    </style:style>
    <style:style style:name="P2" style:family="paragraph" style:parent-style-name="Standard">
      <style:text-properties fo:font-weight="bold" officeooo:rsid="000066f2" officeooo:paragraph-rsid="000066f2" style:font-weight-asian="bold" style:font-weight-complex="bold"/>
    </style:style>
    <style:style style:name="P3" style:family="paragraph" style:parent-style-name="Standard">
      <style:text-properties fo:font-weight="bold" officeooo:rsid="000177be" officeooo:paragraph-rsid="000177be" style:font-weight-asian="bold" style:font-weight-complex="bold"/>
    </style:style>
    <style:style style:name="P4" style:family="paragraph" style:parent-style-name="Standard">
      <style:text-properties fo:font-weight="bold" officeooo:rsid="0002396d" officeooo:paragraph-rsid="0002396d" style:font-weight-asian="bold" style:font-weight-complex="bold"/>
    </style:style>
    <style:style style:name="P5" style:family="paragraph" style:parent-style-name="Standard">
      <style:text-properties fo:font-weight="bold" officeooo:rsid="0003c7c5" officeooo:paragraph-rsid="0003c7c5" style:font-weight-asian="bold" style:font-weight-complex="bold"/>
    </style:style>
    <style:style style:name="P6" style:family="paragraph" style:parent-style-name="Standard">
      <style:text-properties fo:font-weight="bold" officeooo:rsid="0004ec1d" officeooo:paragraph-rsid="0004ec1d" style:font-weight-asian="bold" style:font-weight-complex="bold"/>
    </style:style>
    <style:style style:name="P7" style:family="paragraph" style:parent-style-name="Standard">
      <style:text-properties fo:font-weight="bold" officeooo:rsid="00060dfe" officeooo:paragraph-rsid="00060dfe" style:font-weight-asian="bold" style:font-weight-complex="bold"/>
    </style:style>
    <style:style style:name="P8" style:family="paragraph" style:parent-style-name="Standard">
      <style:text-properties fo:font-weight="bold" officeooo:rsid="000747df" officeooo:paragraph-rsid="000747df" style:font-weight-asian="bold" style:font-weight-complex="bold"/>
    </style:style>
    <style:style style:name="P9" style:family="paragraph" style:parent-style-name="Standard">
      <style:text-properties fo:font-weight="normal" officeooo:rsid="000066f2" officeooo:paragraph-rsid="000066f2" style:font-weight-asian="normal" style:font-weight-complex="normal"/>
    </style:style>
    <style:style style:name="P10" style:family="paragraph" style:parent-style-name="Standard">
      <style:text-properties fo:font-weight="normal" officeooo:rsid="000177be" officeooo:paragraph-rsid="000177be" style:font-weight-asian="normal" style:font-weight-complex="normal"/>
    </style:style>
    <style:style style:name="P11" style:family="paragraph" style:parent-style-name="Standard">
      <style:text-properties fo:font-weight="normal" officeooo:rsid="0002396d" officeooo:paragraph-rsid="0002396d" style:font-weight-asian="normal" style:font-weight-complex="normal"/>
    </style:style>
    <style:style style:name="P12" style:family="paragraph" style:parent-style-name="Standard">
      <style:text-properties fo:font-weight="normal" officeooo:rsid="0003c7c5" officeooo:paragraph-rsid="0003c7c5" style:font-weight-asian="normal" style:font-weight-complex="normal"/>
    </style:style>
    <style:style style:name="P13" style:family="paragraph" style:parent-style-name="Standard">
      <style:text-properties fo:font-weight="normal" officeooo:rsid="0004ec1d" officeooo:paragraph-rsid="0004ec1d" style:font-weight-asian="normal" style:font-weight-complex="normal"/>
    </style:style>
    <style:style style:name="P14" style:family="paragraph" style:parent-style-name="Standard">
      <style:text-properties fo:font-weight="normal" officeooo:rsid="00060dfe" officeooo:paragraph-rsid="00060dfe" style:font-weight-asian="normal" style:font-weight-complex="normal"/>
    </style:style>
    <style:style style:name="P15" style:family="paragraph" style:parent-style-name="Standard">
      <style:text-properties fo:font-weight="normal" officeooo:rsid="000747df" officeooo:paragraph-rsid="000747df" style:font-weight-asian="normal" style:font-weight-complex="normal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0177be" style:language-asian="zxx" style:country-asian="none" style:language-complex="zxx" style:country-complex="none"/>
    </style:style>
    <style:style style:name="T3" style:family="text">
      <style:text-properties fo:language="zxx" fo:country="none" officeooo:rsid="00060dfe" style:language-asian="zxx" style:country-asian="none" style:language-complex="zxx" style:country-complex="none"/>
    </style:style>
    <style:style style:name="T4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5" style:family="text">
      <style:text-properties fo:language="zxx" fo:country="none" fo:font-weight="normal" officeooo:rsid="0003c7c5" style:language-asian="zxx" style:country-asian="none" style:font-weight-asian="normal" style:language-complex="zxx" style:country-complex="none" style:font-weight-complex="normal"/>
    </style:style>
    <style:style style:name="T6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luća</text:span></text:p>
      <text:p text:style-name="P1"><text:span text:style-name="T1"/></text:p>
      <text:p text:style-name="P1"><text:span text:style-name="T1"><text:tab/>Bolesti respiratornih putova i organa: otežano disanje, opstrukcija nosa i rinoreja, kašalj, akutni i kronični bronhitis, astma, alergija, poremećaj arterijskog krvotoka, boli u grlu, prehlada, smetnje autonomnog živčanog sustava (simpatikusa i parasimpatikusa), poremećaj funkcije kože (poremećaj znojenja, poremećeno lučenje žlijezda lojnica, smetnje u rastu kose, nokata, dlaka).</text:span></text:p>
      <text:p text:style-name="P1"><text:span text:style-name="T1"><text:tab/>Simptomi u tijeku meridijana: boli u prednjem dijelu ramena, boli duž prednjeg dijela nadlaktice i podlaktice, trnci i toplina u predjelu šake.</text:span></text:p>
      <text:p text:style-name="P1"><text:span text:style-name="T1"><text:tab/>Psihičke smetnje: nesanica, psihička iscrpljenost, tuga, razdražljivost i tjeskoba.</text:span></text:p>
      <text:p text:style-name="P1"><text:span text:style-name="T1"/></text:p>
      <text:p text:style-name="P2"><text:span text:style-name="T1">Debelo crijevo</text:span></text:p>
      <text:p text:style-name="P2"><text:span text:style-name="T1"/></text:p>
      <text:p text:style-name="P9"><text:span text:style-name="T1">Glavna mu je funkcija u regulaciji organskih tekućina tijela: vrućina u tijelu, suhoća u ustima, upala usne sluznice, angina, zbobolja, boli u ušima, zatvor stolice zbog grča debelog crijeva, ili zbog antonije, proljevi, povišenje krvnog tlaka, kožne bolesti, akne, svrbež, nadimanje zbog nakupljanja zraka u crijevima, jaka osjetljivost na hladnoću, razdražljivost i preosjetljivost, potišenost, depresije, gubitak samopouzdanja, nedostatak volje.</text:span></text:p>
      <text:p text:style-name="P9"><text:span text:style-name="T1"/></text:p>
      <text:p text:style-name="P2"><text:span text:style-name="T1">Želudac</text:span></text:p>
      <text:p text:style-name="P2"><text:span text:style-name="T1"/></text:p>
      <text:p text:style-name="P9"><text:span text:style-name="T1">Opće indikacije:</text:span></text:p>
      <text:p text:style-name="P9"><text:span text:style-name="T1"/></text:p>
      <text:p text:style-name="P9"><text:span text:style-name="T1">- gastrointestinalni poremećaji: bolni grčevi u želucu, mučnina, povišena kiselina sa žgaravicom, pojačan ili smanjen apetit, neugodan zadah iz usta, suhoća u ustima, osjećaj težine u području želuca, napetost u trbuhu, aerofagija, atonična opstipacija, povraćanje</text:span></text:p>
      <text:p text:style-name="P9"><text:span text:style-name="T1"/></text:p>
      <text:p text:style-name="P9"><text:span text:style-name="T1">- kardiovaskularni poremećaji: poremećaji koji su vezani uz prehranu, arterijska hipertenzija, zastoj u venama i arterijske afekcije donjih udova</text:span></text:p>
      <text:p text:style-name="P9"><text:span text:style-name="T1"/></text:p>
      <text:p text:style-name="P9"><text:span text:style-name="T1">- ORL smetnje: laringitis, faringitis, sinusitis</text:span></text:p>
      <text:p text:style-name="P9"><text:span text:style-name="T1"/></text:p>
      <text:p text:style-name="P9"><text:span text:style-name="T1">- očne afekcije: konjuktivitis</text:span></text:p>
      <text:p text:style-name="P9"><text:span text:style-name="T1"/></text:p>
      <text:p text:style-name="P9"><text:span text:style-name="T1">- neurološki poremećaji: pareze facijalisa, neuralgije trigeminusa, poli-neuropatije, muskularne afekcije, </text:span><text:span text:style-name="T2">pareze i paralize</text:span></text:p>
      <text:p text:style-name="P9"><text:span text:style-name="T2"/></text:p>
      <text:p text:style-name="P9"><text:span text:style-name="T2">- boli duž putanje meridijana: frontalna glavobolja, zubobolja, boli u prsnom košu, boli natkoljenice, koljena i potkoljenice</text:span></text:p>
      <text:p text:style-name="P9"><text:span text:style-name="T2"/></text:p>
      <text:p text:style-name="P9"><text:span text:style-name="T2">- psihičke tegobe: osjećaj tuge, nespokojstvo, depresija, bojažljivost, nedostatak životne radosti, mrzovoljnost, psihička i fizička iscrpljenost, opća slabost</text:span></text:p>
      <text:p text:style-name="P9"><text:span text:style-name="T2"/></text:p>
      <text:p text:style-name="P3"><text:span text:style-name="T1">Slezena i gušteraća</text:span></text:p>
      <text:p text:style-name="P3"><text:span text:style-name="T1"/></text:p>
      <text:p text:style-name="P10"><text:span text:style-name="T1">Opće indikacije:</text:span></text:p>
      <text:p text:style-name="P10"><text:span text:style-name="T1"/></text:p>
      <text:p text:style-name="P10"><text:span text:style-name="T1">- poremećaj probave, anoreksija, povraćanje, mučnina, meteorizam, proljevi, osjećaj umora poslije obroka, pospanost, gastrospazmi, enterospazmi, hepatički spazmi, žutica, boli u jeziku, afekcije u ustima, boli i osjećaj težine u epigastričnoj regiji, boli i pareze potkoljenice i natkoljenice, osjećaj težine u potkoljenicama, boli i slabost u nožnom palcu, preosjetljivost na hladnoću i vlagu, opći i lokalni cirkulatorni poremećaji, edemi, urogenitalni poremećaji, bolesti kostiju i zglobova, psihičke smetnje (hipohondrijskog tipa)</text:span></text:p>
      <text:p text:style-name="P10"><text:soft-page-break/><text:span text:style-name="T1"/></text:p>
      <text:p text:style-name="P3"><text:span text:style-name="T1">Srce</text:span></text:p>
      <text:p text:style-name="P3"><text:span text:style-name="T4"/></text:p>
      <text:p text:style-name="P3"><text:span text:style-name="T4">Opće indikacije:</text:span></text:p>
      <text:p text:style-name="P3"><text:span text:style-name="T4"/></text:p>
      <text:p text:style-name="P3"><text:span text:style-name="T4">- Funkcionalni kardiovaskularni poremećaji: hipertenzija ili hipotenzija, palpitacija, vertigo, tahikardija-bradikardija, sklonost sinkopalnim krizama, stenokardije, pretjerani osjećaj topline ili hladnoće u čitavom tijelu, osjećaj suhoće i grebenja u grlu. Utječe na termoregulaciju. Energija srca vezana je s energijom jezika. Ima utjecaj na osjet okusa. Energija ovog meridijana utječe na psihosomatske bolesti, naročito na hipertireozu. Niboyet smatra da je ovaj meridijan odgovoran za imunološke procese.</text:span></text:p>
      <text:p text:style-name="P3"><text:span text:style-name="T4"/></text:p>
      <text:p text:style-name="P3"><text:span text:style-name="T1">Tanko crijevo</text:span></text:p>
      <text:p text:style-name="P3"><text:span text:style-name="T4"/></text:p>
      <text:p text:style-name="P3"><text:span text:style-name="T4">Glavna je funkcija ovog meridijana probava, asimilacija hranjivih tvari, ali i asimilacija ideja. Utječe na prehranu duha.</text:span></text:p>
      <text:p text:style-name="P3"><text:span text:style-name="T4"/></text:p>
      <text:p text:style-name="P3"><text:span text:style-name="T4">Opće indikacije:</text:span></text:p>
      <text:p text:style-name="P3"><text:span text:style-name="T4"/></text:p>
      <text:p text:style-name="P3"><text:span text:style-name="T4">- svi funkcionalni intestinalni poremećaji, čir na želucu i dvanaesniku, spastični enterokolitis, dispeptičke tegobe, meteorizam, bilijarna diskinezija, smanjenje ili pojačanje svih vrsta sekrecije</text:span></text:p>
      <text:p text:style-name="P3"><text:span text:style-name="T4"/></text:p>
      <text:p text:style-name="P3"><text:span text:style-name="T4">- lokalno: boli i edemi vrata, boli u predjelu lica, tortikolis, boli u ramenu s funkcionalnom slabošću</text:span></text:p>
      <text:p text:style-name="P3"><text:span text:style-name="T4"/></text:p>
      <text:p text:style-name="P3"><text:span text:style-name="T4">- boli i pareze duž samog meridijana</text:span></text:p>
      <text:p text:style-name="P3"><text:span text:style-name="T4"/></text:p>
      <text:p text:style-name="P3"><text:span text:style-name="T4">- crvenilo lica, stomatitis i faringitis</text:span></text:p>
      <text:p text:style-name="P3"><text:span text:style-name="T4"/></text:p>
      <text:p text:style-name="P3"><text:span text:style-name="T4">- sklonost psihosomatskim bolestima, apatija, astenija, agitacija</text:span></text:p>
      <text:p text:style-name="P3"><text:span text:style-name="T4"/></text:p>
      <text:p text:style-name="P4"><text:span text:style-name="T1">Mokraćni mjehur</text:span></text:p>
      <text:p text:style-name="P4"><text:span text:style-name="T1"/></text:p>
      <text:p text:style-name="P11"><text:span text:style-name="T1">Ovo je meridijan s najvećim brojem točaka. Njegova je glavna funkcija regulacija i eliminacija vode i tijesno je povezan s bubregom. To je glavni meridijan autonomnog živčanog sustava, pa se ubadanjem igala u točke ovog meridijana najjače djeluje na vegetativni sustav, a preko njega na bol. U knjizi 'Nei Ćing' piše: 'Ako u organizmu bilo gdje postoji bol, dovoljno je ubosti iglom u točku VU 67 na malom prstu i bol će popustiti.'</text:span></text:p>
      <text:p text:style-name="P11"><text:span text:style-name="T1"/></text:p>
      <text:p text:style-name="P11"><text:span text:style-name="T1">Na ovom meridijanu smještene su leđne Shu točke.</text:span></text:p>
      <text:p text:style-name="P11"><text:span text:style-name="T1"><text:tab/></text:span></text:p>
      <text:p text:style-name="P11"><text:span text:style-name="T1">Opće indikacije:</text:span></text:p>
      <text:p text:style-name="P11"><text:span text:style-name="T1"/></text:p>
      <text:p text:style-name="P11"><text:span text:style-name="T1">- kronične bolesti svih unutarnjih organa i psihosomatski poremećaji</text:span></text:p>
      <text:p text:style-name="P11"><text:span text:style-name="T1"/></text:p>
      <text:p text:style-name="P11"><text:span text:style-name="T1">- funkcionalni poremećaji mokrenja, inkontinencija, oligurija, poliurija, dizurične tegobe</text:span></text:p>
      <text:p text:style-name="P11"><text:span text:style-name="T1"/></text:p>
      <text:p text:style-name="P11"><text:span text:style-name="T1">- funkcionalni poremećaji iz genitalne sfere: spermatoreja, prijapizam, prostatitis, impotencija</text:span></text:p>
      <text:p text:style-name="P11"><text:span text:style-name="T1"/></text:p>
      <text:p text:style-name="P11"><text:span text:style-name="T1">- lokalni i regionalni poremećaji duž putanje meridijana (kožno-mišićni, vaskularni i neuralni)</text:span></text:p>
      <text:p text:style-name="P11"><text:span text:style-name="T1"/></text:p>
      <text:p text:style-name="P11"><text:span text:style-name="T1">- ORL i oftamološki poremećaji, cefaleja, konvulzije, epilepsija</text:span></text:p>
      <text:p text:style-name="P11"><text:span text:style-name="T1"/></text:p>
      <text:p text:style-name="P11"><text:soft-page-break/><text:span text:style-name="T1">- funkcionalni statički poremećaji kralješnice i lokomotornog sustava</text:span></text:p>
      <text:p text:style-name="P11"><text:span text:style-name="T1"/></text:p>
      <text:p text:style-name="P11"><text:span text:style-name="T1">- neurovegetativna distonija</text:span></text:p>
      <text:p text:style-name="P11"><text:span text:style-name="T1"/></text:p>
      <text:p text:style-name="P11"><text:span text:style-name="T1">- psihičke smetnje: ekscitabilnost, opsesija, agitacija, pretjerana tuga</text:span></text:p>
      <text:p text:style-name="P11"><text:span text:style-name="T6"/></text:p>
      <text:p text:style-name="P11"><text:span text:style-name="T6">Bubreg</text:span></text:p>
      <text:p text:style-name="P11"><text:span text:style-name="T4"/></text:p>
      <text:p text:style-name="P11"><text:span text:style-name="T1">Ovaj meridijan obuhvaća osim bubrežne generativnu i funkciju nadbubrežnih žlijezda. Funkcija je meridijana povezana sa svim ostalim funkcijama i organima pa nedostatak 'bubrežne esencije' uzrokuje poremećaj mnogih funkcija u organizmu. 'Bubreg čuva energiju i upravlja reprodukcijom, rastom i razvojem.' (Nei Jing) i 'Bubreg regulira životnu energiju, upravlja kretanjem vode i rastom kostiju, utječe na koštanu srž. Okrepljuje mozak.'</text:span></text:p>
      <text:p text:style-name="P11"><text:span text:style-name="T1"/></text:p>
      <text:p text:style-name="P11"><text:span text:style-name="T1">Poremećaj energija u meridijanu očituje se bolesnim znakovima i simptomima:</text:span></text:p>
      <text:p text:style-name="P11"><text:span text:style-name="T1"/></text:p>
      <text:p text:style-name="P11"><text:span text:style-name="T1">- sterilnošću i impotencijom, vrtoglavicom, staračkom nagluhosti</text:span></text:p>
      <text:p text:style-name="P11"><text:span text:style-name="T1">- noćnim mokrenjem, bolovima u leđima, zglobovima i kostima</text:span></text:p>
      <text:p text:style-name="P11"><text:span text:style-name="T1">- poremećajima dišnih funkcija, astmom</text:span></text:p>
      <text:p text:style-name="P11"><text:span text:style-name="T1">- opstipacijom, proljevima, mišićnom slabosti, edemima</text:span></text:p>
      <text:p text:style-name="P11"><text:span text:style-name="T1">- osjećajem pretjerane topline u tabanima</text:span></text:p>
      <text:p text:style-name="P11"><text:span text:style-name="T1">- slabošću pamćenja, smetenosti, strahom, nesanicom</text:span></text:p>
      <text:p text:style-name="P11"><text:span text:style-name="T1"/></text:p>
      <text:p text:style-name="P5"><text:span text:style-name="T1">Osrčje</text:span></text:p>
      <text:p text:style-name="P5"><text:span text:style-name="T1"/></text:p>
      <text:p text:style-name="P12"><text:span text:style-name="T1">Meridijan osrčja je zaštitnik srca i osrčja i glavna mu je funkcija vezana za arterijsku cirkulaciju. Energija ovog meridijana utječe na spolne žlijezde s vanjskim i unutarnjim lučenjem, pa ga zato i smatraju 'meridijanom seksualnih funkcija' (Soulie de Morant)</text:span></text:p>
      <text:p text:style-name="P3"><text:span text:style-name="T4"/></text:p>
      <text:p text:style-name="P3"><text:span text:style-name="T5">Opće su indikacije:</text:span></text:p>
      <text:p text:style-name="P3"><text:span text:style-name="T5"/></text:p>
      <text:p text:style-name="P3"><text:span text:style-name="T5">- sve afekcije arterijskog sustava: arterijska hipertencija, arteritis, koronarna bolest, angina pektoris, opresija, palpitacija, tahikardija, osjećaj punoće u prsnom košu</text:span></text:p>
      <text:p text:style-name="P3"><text:span text:style-name="T5">- kontrakture mišića lakta i šake, boli duž putanje meridijana</text:span></text:p>
      <text:p text:style-name="P3"><text:span text:style-name="T5">- pretjerani osjećaj topline dlanova, razdražljivost, nesanica zbog spolne prenadraženosti, nedostatak spolnog nagona, impotencija, sterilnost, frigidnost</text:span></text:p>
      <text:p text:style-name="P3"><text:span text:style-name="T5"/></text:p>
      <text:p text:style-name="P3"><text:span text:style-name="T5"/></text:p>
      <text:p text:style-name="P6"><text:span text:style-name="T1">Trodijelni grijač</text:span></text:p>
      <text:p text:style-name="P6"><text:span text:style-name="T1"/></text:p>
      <text:p text:style-name="P13"><text:span text:style-name="T1">Općenita je funkcija ovog meridijana 'zagrijavanje'. On stimulira vitalne funkcije pa je odgovoran za energiju potrebnu za apsorpciju, </text:span><text:span text:style-name="T3">asimilaciju i evakuaciju tvari. Neki autori misle da se preko ovog meridijana izravno utječe na simpatikus.</text:span></text:p>
      <text:p text:style-name="P13"><text:span text:style-name="T3"/></text:p>
      <text:p text:style-name="P13"><text:span text:style-name="T3">Opće indikacije:</text:span></text:p>
      <text:p text:style-name="P13"><text:span text:style-name="T3"/></text:p>
      <text:p text:style-name="P13"><text:span text:style-name="T3">- poremećaji termoregulacije</text:span></text:p>
      <text:p text:style-name="P13"><text:span text:style-name="T3">- funkcionalni respiratorni, digestivni i genitourinarni poremećaji</text:span></text:p>
      <text:p text:style-name="P13"><text:span text:style-name="T3">- funkcionalni poremećaji koji su pogoršani vlagom, hladnoćom, i padom barometarskoh tlaka, reumatizam, astma</text:span></text:p>
      <text:p text:style-name="P13"><text:span text:style-name="T3">- boli duž putanje meridijana</text:span></text:p>
      <text:p text:style-name="P13"><text:span text:style-name="T3">- nagluhost, zujanje u ušima, mastoiditis, otitis</text:span></text:p>
      <text:p text:style-name="P13"><text:soft-page-break/><text:span text:style-name="T3">- poremećaji opće vitalnosti</text:span></text:p>
      <text:p text:style-name="P13"><text:span text:style-name="T3">- strah, zakočenost, tuga, anksioznost, apatija, somnolencija, agitacija</text:span></text:p>
      <text:p text:style-name="P13"><text:span text:style-name="T3"/></text:p>
      <text:p text:style-name="P13"><text:span text:style-name="T3"/></text:p>
      <text:p text:style-name="P7"><text:span text:style-name="T1">Zucni mjehur</text:span></text:p>
      <text:p text:style-name="P7"><text:span text:style-name="T1"/></text:p>
      <text:p text:style-name="P14"><text:span text:style-name="T1">Glavna je funkcija ovog meridijana da skupa s jetrom utječe na probavu. Općenito utječe na doživljaj boli pa se ovaj meridijan i zove 'meridijan za bol'. U bolnim je sindromima energija žučnog mjehura poremećena. Taj su meridijan stari Kinezi smatrali 'meridijanom hrabrosti, odvažnosti, borbenosti i neustrašivosti'.</text:span></text:p>
      <text:p text:style-name="P14"><text:span text:style-name="T1"/></text:p>
      <text:p text:style-name="P14"><text:span text:style-name="T1">Opće indikacije meridijana:</text:span></text:p>
      <text:p text:style-name="P14"><text:span text:style-name="T1"/></text:p>
      <text:p text:style-name="P14"><text:span text:style-name="T1">- hepatovezikularne: biljarna diskinezija, gorak okus u ustima, povraćanje žuči, boli u desnom hipohondriju, jetrene kolike, opstipacija</text:span></text:p>
      <text:p text:style-name="P14"><text:span text:style-name="T1">- algičke: glavobolja, migrena, cervikalgija, skapulalgija, boli u trbuhu i maloj zdjelici, boli duž putanje meridijana, bedra, koljena i stopala</text:span></text:p>
      <text:p text:style-name="P15"><text:span text:style-name="T1"/></text:p>
      <text:p text:style-name="P8"><text:span text:style-name="T1">Jetra</text:span></text:p>
      <text:p text:style-name="P8"><text:span text:style-name="T4"/></text:p>
      <text:p text:style-name="P8"><text:span text:style-name="T4">Energija jetre štiti organizam od vanjskih, agresivnih energija.</text:span></text:p>
      <text:p text:style-name="P8"><text:span text:style-name="T4"/></text:p>
      <text:p text:style-name="P8"><text:span text:style-name="T4">Opće indikacije:</text:span></text:p>
      <text:p text:style-name="P8"><text:span text:style-name="T4"/></text:p>
      <text:p text:style-name="P8"><text:span text:style-name="T4">- hepatalna insuficijencija</text:span></text:p>
      <text:p text:style-name="P8"><text:span text:style-name="T4">- boli u hipohondriju desno, digestivne smetnje, mučnina, povraćanje, opstipacija, nadimanje</text:span></text:p>
      <text:p text:style-name="P8"><text:span text:style-name="T4">- migrena, vertigo, svjetlucanje pred očima, astenija</text:span></text:p>
      <text:p text:style-name="P8"><text:span text:style-name="T4">- poremećaji venske cirkulacije, alergija</text:span></text:p>
      <text:p text:style-name="P8"><text:span text:style-name="T4">- artritis, senzomotorni poremećaji donjih udov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21:35:01.554312722</meta:creation-date>
    <dc:date>2021-02-28T23:21:54.934823780</dc:date>
    <meta:editing-duration>PT10M41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4" meta:paragraph-count="80" meta:word-count="1041" meta:character-count="7916" meta:non-whitespace-character-count="6950"/>
  </office:meta>
</office:document-meta>
</file>